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text-properties fo:hyphenate="true"/>
    </style:style>
    <style:style style:name="P5" style:parent-style-name="Normal" style:family="paragraph">
      <style:paragraph-properties fo:break-before="page"/>
      <style:text-properties fo:hyphenate="true"/>
    </style:style>
    <style:style style:name="P6" style:parent-style-name="Normal" style:family="paragraph">
      <style:text-properties fo:hyphenate="true"/>
    </style:style>
    <style:style style:name="P7" style:parent-style-name="Normal" style:family="paragraph">
      <style:paragraph-properties fo:break-before="page"/>
      <style:text-properties fo:hyphenate="true"/>
    </style:style>
    <style:style style:name="P8" style:parent-style-name="Normal" style:family="paragraph">
      <style:paragraph-properties fo:break-before="page"/>
      <style:text-properties fo:hyphenate="tru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p text:style-name="P1">Assembly Tutorial Lesson #14</text:p>
      <text:p text:style-name="Subtitle">Mouse and Joysticks</text:p>
      <text:p text:style-name="Normal">[Title slide]</text:p>
      <text:p text:style-name="Normal">Hi there! This is Matt Heffernan. Welcome back to my channel. This is the fourteenth 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text:s/>in this series, we have learned the fundamentals of assembly programming by going through the entire 65C02 instruction set and examining how each instruction works and so far learning some basics of handling graphics and sound. The only interactive input we’ve dealt with so far is the keyboard, but the X16 will also have dedicated ports for a mouse and a pair of joysticks, as well as Kernal support for handling their interrupts and reading their input.</text:p>
      <text:p text:style-name="Normal">[Cut to slide 2 – X16 Mouse]</text:p>
      <text:p text:style-name="Normal">The X16 has a PS/2 mini-DIN port for a mouse, just like it has for the keyboard, and can work with any PS/2 compatible mouse. This means that even some USB mice will work as long as it supports a PS/2 signal through an adapter. The adapter supports the display’s full 640x480 resolution and up to three digital buttons.</text:p>
      <text:p text:style-name="Normal">The X16 ROM defines a default mouse cursor, but you can define your own cursor and even make it animated, as it’s just another sprite. You can read the mouse through either BASIC commands or Kernal subroutines, and of<text:s/>course we’re going to see the latter in this lesson. But if you just want to see the default cursor in action, you simply type “MOUSE 1” at the BASIC READY prompt and it will appear and respond to your host mouse when inside the emulator window.</text:p>
      <text:p text:style-name="Normal">[Cut to slide 3 - mouse_config]</text:p>
      <text:p text:style-name="Normal">The equivalent of the BASIC MOUSE command in the Kernal is the mouse_config subroutine at hex FF68. It takes the same argument passed into the Accumulator, with 0 for hiding the cursor, 1 for showing the default cursor and hex FF for<text:s/>showing a custom cursor as defined by sprite zero. This means that when you have the mouse cursor enabled, you must sacrifice sprite zero and only use sprites 1 through 127 for everything else. We’ll see how that works when we get into sprites in a later episode.</text:p>
      <text:p text:style-name="Normal">One big advantage of using assembly to access the Kernal directly is that you have access to another argument, a scale value that can be passed to X. By default, the mouse adapter assumes you have 640x480 pixels visible on your display, but if you<text:s/>wanted to scale to 320x240, you can load X with 2 and it will keep your cursor from going off screen. Passing zero won’t change it, and passing 1 will force it back to 640x480.</text:p>
      <text:p text:style-name="Normal">One thing to remember is that even though mouse_config doesn’t have any output,<text:s/>it could end up changing the values in A, X and Y.</text:p>
      <text:soft-page-break/>
      <text:p text:style-name="P2">[Cut to slide 4 – mouse_scan]</text:p>
      <text:p text:style-name="Normal">Each time you move or click the mouse, it generates an IRQ interrupt, during which the mouse_scan subroutine will be called by the default IRQ handler. You don’t need to worry about this unless you bypass the default handler by inserting your own handler. If you do, and you intend to use the mouse, you must either call the default IRQ handler at the end of your handler, or call mouse_scan at hex FF71 yourself. You don’t need to worry about setting any arguments in registers, just jump to the subroutine. It doesn’t return anything itself, but it could result in A, X and Y being changed.</text:p>
      <text:p text:style-name="Normal">[Cut to slide 5 – mouse_get]</text:p>
      <text:p text:style-name="Normal">Once mouse_scan has been called during the interrupt, a special<text:s/>area in RAM will be staged and you can load that data into the accumulator and a specified location on the zero page by calling mouse_get at hex FF6B. First you need to load that zero page address into X, and after mouse_get returns the X and Y coordinates<text:s/>of the mouse will be places starting there, taking up 4 bytes. Each coordinate is a 16-bit little-endian number, with X ranging from 0 to 639 and Y ranging from 0 to 479, covering each possible visible pixel. A will be loaded with a bitmap of button states, with the bits of the pressed buttons set. The left button is indicated in bit zero, the right button in bit 1, and the middle button in bit 2. Please note that moving a scroll wheel is not the same as a middle click, but most PS/2 mouses with scroll wheels will let you press down on the wheel for a satisfying click that should register there. If you have any extra buttons or fancy analog triggers, those won’t work with the X16. A nice feature of this subroutine is that only A is affected by it, so the argument you loaded into X will still be there, as well as any value you had in Y.</text:p>
      <text:p text:style-name="Normal">[cut to slide 6 – get coords]</text:p>
      <text:p text:style-name="Normal">So let’s see these subroutines in action. We’ll assume that the default IRQ handler is running, so we won’t bother with mouse_scan. What we want<text:s/>to define is a subroutine that will enable the mouse cursor and wait for the first click before returning. We want the coordinates on the zero page and the button bitmap in A, just like after mouse_get. So first, we need to define some constants, including<text:s/>the subroutine addresses and the zero page words where we want the mouse coordinates to go. To make it simple, the MOUSE_Y word comes right after the MOUSE_X word. Then we call our subroutine get_click and get right into it. In the red code we enable the<text:s/>mouse by loading 1 into both A and X then calling mouse_config. This will make the default mouse cursor appear and the user can start moving it around. Then in the green code we start our wait loop for the first click. We load the MOUSE_X zero page address<text:s/>into X and enter the loop, which starts each iteration by waiting for the next interrupt. When we wake up, we call mouse_get and check the lower three bits of A to see if any button was pressed. If any of them are set, we fall out of the loop and return,<text:s/>with the bitmap still intact in A and the coordinates stored at MOUSE_X and MOUSE_Y.</text:p>
      <text:p text:style-name="Normal"/>
      <text:soft-page-break/>
      <text:p text:style-name="P3">[cut to slide 7 – joysticks]</text:p>
      <text:p text:style-name="Normal">The joystick ports on the X16 are the same as those on the Super Nintendo or Super Famicom, and you can use those old controllers with the<text:s/>system. So, most controllers that use this connection aren’t really joysticks, but D-pad controllers. In fact, as they are electrically compatible, you can plug in an original Nintendo Entertainment System or Famicom controller by using a simple passive adapter. The D-pad and all the buttons on the Super Nintendo controller are supported, and the NES controller buttons are all mapped onto a subset of those. If you don’t have a controller plugged into the first port, you can use the keyboard. The kernal maps<text:s/>all the NES buttons to keys, so supporting all the Super Nintendo buttons (including the A, X and shoulder buttons) means requiring a controller to be connected to work.</text:p>
      <text:p text:style-name="Normal">Like the mouse, both BASIC and the Kernal provide support for reading joystick input,<text:s/>again with the Kernal providing additional capabilities when programming in assembly. So let’s get right to the first subroutine.</text:p>
      <text:p text:style-name="Normal">[cut to slide 8 – joystick_scan]</text:p>
      <text:p text:style-name="Normal">The joystick_scan subroutine is at hex FF53 and works the same as mouse_scan, also being called by the default IRQ handler, and will populate a reserved space in RAM with the state of all the joysticks. You will only need to call it in a custom IRQ handler that doesn’t call the default one.</text:p>
      <text:p text:style-name="Normal">[cut to slide 9 – joystick_get]</text:p>
      <text:p text:style-name="Normal">After the interrupt you<text:s/>can call joystick_get at hex FF56 with the ID of the joystick you want to read loaded into A. The external SNES ports use IDs 0 and 1, but the Kernal has support for an expansion to 4 joysticks. Upon return, A will be loaded with a bitmap that covers all the buttons of an NES controller, or 8 of the Super Nintendo buttons, which mostly overlap in their bit assignments. X is loaded with the remainder of the Super Nintendo buttons, or mostly cleared out if a NES controller is connected. For both A and X, bits<text:s/>are set by default, and only cleared when the buttons are pressed, which can be a bit counter-intuitive, as that’s the opposite of how the mouse_get button bitmap works. Finally, Y is loaded with zero if a physical joystick is present, and hex FF if the port is empty.</text:p>
      <text:p text:style-name="P4"/>
      <text:p text:style-name="Normal">[cut to slide 10 – control cursor]</text:p>
      <text:p text:style-name="Normal">To see how joystick_get works, we’ll do a little case study with the joystick controlling the text cursor and leaving a trail of bullets wherever it goes. So we need to first read the joystick state, then move the cursor in the direction of the D-Pad if it’s pressed, then print out a bullet followed by a left cursor control code to put the cursor back where we just placed the bullet.</text:p>
      <text:p text:style-name="Normal">So first we need to define constants for the Kernal addresses we are using<text:s/>for CHROUT and joystick_get, then we call our subroutine move_cursor. In the red code we read the first joystick by loading zero into A before calling joystick_get, which will populate the registers with the joystick state that was read during the last interrupt. If that port is not connected, it will get state from the keyboard, which is fine since we only care about the D-Pad, and that will be mapped to the cursor keys. With the D-Pad bitmap in the lower nybble of A, we test each bit, starting with the Up<text:s/>bit by using a mask of hex 08. If that bit is clear, we branch to @up. We do the same with the remaining three bits, branching to @down, @left or @right based on which bit it clear. If none of them are clear we end up unconditionally branching to @return<text:s/>and no change is made to the cursor.</text:p>
      <text:p text:style-name="Normal">In the green code, we have the directional branch targets, starting @up where we load A with hex 91, which is the Cursor Up PETSCII control code, then branch unconditionally to @print. The other three directional targets just load other codes, with hex 11 for down, hex 9D for left, and finally 1D for right and in any case we end up falling to @print where we call CHROUT to print the code, which will just move the cursor without changing the character at the previous cursor position.</text:p>
      <text:p text:style-name="Normal">We go right into the brown code where we print a bullet to the new cursor position using the PETSCII hex code 71, followed by another hex 9D to move the cursor to the left. However, if printing the bullet happened at the far right end of the screen, the cursor will have moved to the beginning of the next line. Luckily, the kernal is smart enough to make a left cursor still go to the previous position as there would be no position actually to the left. After both PETSCII codes are printed, we fall to @return and return from our subroutine, ready to be called again. If you call it in a loop, you can get something like the screencap you see here if you just keep playing with the D-Pad, or just the keyboard cursor keys if no joystick is attached.</text:p>
      <text:p text:style-name="Normal">[cut to slide 11 – example program]</text:p>
      <text:p text:style-name="Normal">Let’s expand this idea further in our example program. Instead of bullets, we can have a brush that is moved by the D-Pad and will change the background color as it is used. We can select the color with the select button,<text:s/>and use the start button to toggle between painting and just moving the brush.</text:p>
      <text:p text:style-name="Normal">We’ll even go a step further and implement this with the mouse and make it more like a classic paint program. This will be an extra program that you will find in the repo, and we’ll see a demo of it later. For now, let’s go to the text editor and look at the code for our joystick painting program.</text:p>
      <text:p text:style-name="Normal">[cut to Atom]</text:p>
      <text:p text:style-name="Normal">After the segment preamble, we define the VERA register addresses we need, including the Interrupt Enable register and the bit value we need to set to make sure that VSYNC IRQs happen. Then we have the kernal subroutines we need, including the JOYSTICK_GET one we just learned about and our old friends CHROUT and GETIN.</text:p>
      <text:p text:style-name="P5"/>
      <text:p text:style-name="P6">[scroll to PETSCII]</text:p>
      <text:p text:style-name="Normal">Then we need to define some PETSCII codes that we are going to be reading and writing, including the space character for eliminating foreground, the spade character for our little brush indicator because it kind of looks like a little paintbrush, and then Q to quit and CLR to clear the screen.</text:p>
      <text:p text:style-name="Normal">Then we define the index for the color white, followed by our global variables. We need to keep track of the current paint color, the coordinates of the brush, the state of whether we are currently painting, and finally some variables that help us manage the joystick state.</text:p>
      <text:p text:style-name="Normal">[scroll to start]</text:p>
      <text:p text:style-name="Normal">At the start of our program, we want to clear the screen with a CLR code, then make sure only VSYNC interrupts are enabled from the VERA. We will be getting interrupts from the joystick and keyboard, too, but we don’t need to have anything else going off. Then we initialize our brush to zero-zero, meaning it will first appear in the upper left corner of the screen. We set our initial paint color to white and clear our painting flag so that the brush can move before<text:s/>doing any painting.</text:p>
      <text:p text:style-name="Normal">[scroll to init joystick state]</text:p>
      <text:p text:style-name="Normal">When our program starts, the joystick state may not be stabilized yet, so we initialize our joystick latch variable to have the start and select buttons already pressed at the beginning so that only the first real pressing will register. We’ll see how this works later.</text:p>
      <text:p text:style-name="Normal">We go into our main loop, which we start by waiting for the next interrupt. Then we check the keyboard buffer by calling GETIN and comparing the returned PETSCII code to Q. We branch ahead to @exit if Q was pressed, otherwise we continue with our loop iteration.<text:s/>We need to print a space at the current coordinates in case we need to move the brush, so we load the PETSCII Space code into A and call a subroutine we’re calling plot_char. We’ll see how that works soon. Then we call another subroutine called handle_joystick which we’ll get to later, also. This may end up changing the coordinates, so we want to print out the brush at its new location by loading the PETSCII Spade code into A and then calling plot_char again.<text:s/>At this point, we just branch unconditionally back to the top of the loop and wait for the next interrupt.</text:p>
      <text:p text:style-name="Normal">Once Q is finally pressed and we fall out of the loop, we clear the screen again to remove any clutter and return back to BASIC.</text:p>
      <text:p text:style-name="P7"/>
      <text:soft-page-break/>
      <text:p text:style-name="Normal">[scroll to plot_char]</text:p>
      <text:p text:style-name="Normal">The plot_char subroutine expects a PETSCII code in A, so the first thing we do is push its value to the stack for temporary safe keeping. Then we setup the VERA address registers to point to the screen code that we want to set. We want to keep the stride at zero so that we can later prevent the address from automatically incrementing. We then store the Y coordinate in the high byte of the address, as that will be the same as our row index, and then we double the X coordinate to set the low byte of the address to get to the screen code in the desired column. We pull our PETSCII code back off the stack and store that in data port zero to get it on the map. Then we increment the low byte of the address to get to the color specification and load that into A. We check the state of the painting flag, and if the high bit is clear we branch ahead to @set_fg.<text:s/>Otherwise, painting is enabled so we overwrite the value in A with the current paint color and shift it to the left four bits to make the paint color our new background color. Then we fall to @set_fg where we take the value in the accumulator, which will either have the original background color or the new one if we are painting, and clear out the lower nybble. Then we OR in the paint color to set the foreground color to match. This means if we are painting, the brush will effectively disappear, as the foreground and background will match. That’s ok, as it will be easy to follow where the brush is based on its effects, as we will see in the demo. So we store this new color spec to the map, which we can do without resetting the address thanks to the stride being zero. Then we simply return from our subroutine and we’re done with plot_char.</text:p>
      <text:p text:style-name="Normal">[scroll to handle_joystick]</text:p>
      <text:p text:style-name="Normal">Moving on to handle_joystick, here we know this was called soon after the last IRQ, so we can just retrieve the state of the first joystick by loading the zero ID into A and calling joystick_get. Since we are using joystick 0, we know that either an actual controller will be providing this state, or it will be coming from the keyboard. Either way, it’s transparent to our program, and the button states have all been loaded into A and X. Since we only care about the D-pad, Start and Select, we can just look at the bitmap in A. First, we want to update our joystick latch. We don’t want to respond to the Start and Select buttons being held down for consecutive cycles, as it’s very likely that a few VSYNCs will go by before most people let off the button.<text:s/>So, we only want to respond to transitions from not pressed to pressed. To do this, first we store the current bitmap state in A to joystick_state. Then we do an exclusive OR with the previous state, which was stored in joystick_latch. This will result in all the bits that have changed since the last call to be set, and the rest left clear. We store this value back into joystick_latch for now, and move on. Regardless of the latch state, we always want to look at the current D-Pad state, so we load joystick_state back into A and start testing each of the D-Pad bits. If the Up bit is clear, we branch ahead to @up. Otherwise we check the Down bit, and if that is clear, we branch ahead to @down. If that’s not the case, we continue to check the Left and Right bits, branching to @left or @right if either of them are clear. If neither are clear, then we branch ahead to @check_start.</text:p>
      <text:p text:style-name="Normal">If the up bit was clear, we would have branched to @up, where we decrement the Y coordinate.<text:s/>If brush_y is still positive, then we branch back to @check_left to see if there is any horizontal movement to do. <text:s/>Otherwise the decrement made it<text:s/>negative,<text:s/>meaning<text:s/>we were already at the top of the screen, so we<text:s/>reset brush_y to zero. Then we are ready to go back to @check_left.</text:p>
      <text:p text:style-name="P8"/>
      <text:soft-page-break/>
      <text:p text:style-name="Normal">[scroll to @down]</text:p>
      <text:p text:style-name="Normal">If the down bit was clear, we would have branched to @down where we increment the Y coordinate.<text:s/>If brush_y is still under 60, everything is good and we can branch back to @check_left. Otherwise, we’ve gone off the screen so we reset it back to 59 and then go back to @check_left.<text:s/>Note that we are using the Y register for loading, comparing and storing these values, which means that the button bitmaps will be preserved in A and X.<text:s/></text:p>
      <text:p text:style-name="Normal">So we know now that eventually, no matter what, we’ll be checking for<text:s/>leftward movement, and if it’s been detected we will have branched to @left where we decrement the X coordinate.<text:s/>If it’s still positive, we’re done handling the D-Pad and we can branch ahead to @check_start. Otherwise, we need to reset brush_X to zero as we were already at the far left end of the screen. Then we finally skip ahear to @check_start.</text:p>
      <text:p text:style-name="Normal">But first, if we detected rightward movement, we will have branched to @right to increment the X coordinate. We load the new value up to make sure it’s still under 80, and if it is we branch ahead to @check_start. Otherwise, we have gone off the screen, so we reset brush_X to 79 and continue on to @check_start.</text:p>
      <text:p text:style-name="Normal">[scroll to @check_start – bottom]</text:p>
      <text:p text:style-name="Normal">Finally, we get to check for the<text:s/>Start bit to be clear, which will still be in the accumulator thanks to only modifying the Y register since we loaded<text:s/>joystick_state back into A.<text:s/>If it’s still set, we branch ahead to @check_select. Otherwise, we know that the Start button is currently pressed, but is this a new state? We check the same bit in joystick_latch, and if it’s clear there, we know it was pressed last time we checked, so we can branch ahead to @check_select. Otherwise, this was a transition to the Start button being pressed, so we will process that by loading the current value of the painting flag and flip the high bit with an exclusive OR then storing the new value back. If the high bit is set, then the next call to plot_char will update the background color to match the current paint color.</text:p>
      <text:p text:style-name="Normal">Moving on to @check_select we load the value of joystick_state back into A, as it might no longer be there if the start button is currently being pressed. If the Select bit is set, we jump ahead to @latch. Otherwise, we<text:s/>check the same bit in joystick_latch and branch ahead to @latch if it’s clear there. If it was set, we know that this was a transition to Select being pressed and we process that by loading and incrementing the value of paint_color. To keep it as a 4-bit index, we clear out the upper nybble and store the new value<text:s/>back<text:s/>to the variable.</text:p>
      <text:p text:style-name="Normal">We finally fall to @latch where we copy the bitmap in joystick_state into joystick_latch so that we can detect transitions in the next call. Then we return from this subroutine and that’s the whole program.</text:p>
      <text:p text:style-name="Normal">As usual, we have a [click tab] build script where we build this program into JOYSTICK.PRG, and you will see we also build MOUSE.PRG. That’s the mouse-based paint program I mentioned earlier, and we try building and running both of these right now.</text:p>
      <text:p text:style-name="Normal">[cut to terminal]</text:p>
      <text:p text:style-name="Normal">So let’s run build.sh… and then do a directory listing where we’ll see both JOYSTICK.PRG and MOUSE.PRG. Now we can just run the emulator… and maximize it get a better look.</text:p>
      <text:p text:style-name="P9"/>
      <text:soft-page-break/>
      <text:p text:style-name="Normal">[cut to maximized emulator]</text:p>
      <text:p text:style-name="Normal">Let’s LOAD “JOYSTICK.PRG”… and RUN it. We see our little spade brush up there in the corner, and it’s white like we specified. The background is blue as that was the background color when we ran the program, and we haven’t changed that. Our paint color is white, but that won’t affect the background anywhere until we press Start. But first, let’s take a closer look at our spade. You may notice that there appears to be a missing scan line near the top. That’s because we are updating our text map outside the VSYNC interrupt. We are momentarily replacing the spade with a space shortly after the VSYNC. We could fix this by implementing a custom IRQ handler and only doing graphics updates during VSYNC interrupts, but for now we can just live with this glitch for the sake of simplicity. If you want to do this fix yourself, it’s really simple, and you should be able to figure it out using the example programs we’ve already done in earlier episodes.</text:p>
      <text:p text:style-name="Normal">So, before we start painting, let’s move our little brush around. I don’t have a controller connected right now, so I’ll just use the arrow keys on my keyboard. Please note that the emulator, like the X16 hardware, does not support the number pad, so you will need to use the dedicated arrow keys to do this. Also, with the emulator, you can emulate a SNES controller with pretty much any USB controller connected to your host. I have a cheap Super Famicom USB knock-off, and it works perfectly well, but with this program the keyboard mappings give us all we need.</text:p>
      <text:p text:style-name="Normal">Hitting my Enter key<text:s/>will emulate pressing the Start button, and that makes the brush disappear, surrounded by a white square. We’re painting now, so let’s move around a bit, and we can see our brush is now just the head of a white snake moving around the screen. Hitting the space bar will change the color to red, which is the next color on the palette after white. We can move around and keep growing our snake, until we hit Enter again, and that will take us out of the painting mode. If we move our brush now, we’ll see that it’s red and we can pick a new location to start a new snake. We can change colors by hitting the spacebar until we find one we like and then Enter to start painting again.</text:p>
      <text:p text:style-name="Normal">So that’s all this joystick demo does. Let’s hit Q to quit, and now we’re back to BASIC. We cleared the screen at the end of that program, so we’re back to the current blue background color and our little spade brush has disappeared. Let’s take a look now at the mouse demo. We can LOAD “MOUSE.PRG”… and then RUN it.</text:p>
      <text:p text:style-name="Normal">Now we have something a lot more like a paint program. We have an on-screen palette going across the top, and a mouse cursor that I can move around with my mouse or trackpad on my host computer. Again, the default color is white, so if I hold down the left mouse button and move around, I’ll make a nice freehand drawing. Then I can click on other colors, and build up a nice painting much quicker than I could with the joystick demo. The code for this is right in the GitHub repo in the Lesson14 subdirectory, along with the joystick demo code we just went through. You can build and use this demo right now, but if you want to see a detailed walkthrough of that code, join my Patreon community<text:s/>and you can see an exclusive video where I go through the whole thing and talk at length about how to create a mouse-based program like this.</text:p>
      <text:p text:style-name="Normal">I’ll still be going back to using the mouse and joysticks in later episodes, so this isn’t the last you’ll be seeing of these interfaces. Eventually, we’ll be able to create a full game once we have gone through all the necessary concepts. Until those lessons are up here on YouTube, go back and play with these demos and see if you can hack them into something more game-like. You’ll be surprised at what you’re already capable of if you’ve gone through this whole series so far.</text:p>
      <text:p text:style-name="Normal"/>
      <text:p text:style-name="Normal"/>
      <text:soft-page-break/>
      <text:p text:style-name="P10">[Start loading and running PATREON.PRG]</text:p>
      <text:p text:style-name="Normal">If you don’t want to miss any episodes in the future, make sure you subscribe to my channel and click the bell to get notified when they<text:s/>come out. If this episode taught you anything, please click the Like button, and if you have any questions, please put them in the comments and that can influence how future episodes are made.</text:p>
      <text:p text:style-name="Normal">If you can’t wait for the videos to go public, become a patron<text:s/>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3-04T14:31:00Z</meta:creation-date>
    <dc:date>2021-03-31T19:43:00Z</dc:date>
    <meta:template xlink:href="Normal.dotm" xlink:type="simple"/>
    <meta:editing-cycles>225</meta:editing-cycles>
    <meta:editing-duration>PT57780S</meta:editing-duration>
    <meta:document-statistic meta:page-count="9" meta:paragraph-count="51" meta:word-count="3868" meta:character-count="25869" meta:row-count="183" meta:non-whitespace-character-count="22052"/>
  </office:meta>
</office:document-meta>
</file>